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1001e" officeooo:paragraph-rsid="0001001e"/>
    </style:style>
    <style:style style:name="P2" style:family="paragraph" style:parent-style-name="Standard">
      <style:text-properties officeooo:rsid="00029cc5" officeooo:paragraph-rsid="00029cc5"/>
    </style:style>
    <style:style style:name="P3" style:family="paragraph" style:parent-style-name="Standard">
      <style:text-properties officeooo:rsid="00029cc5" officeooo:paragraph-rsid="000310a9"/>
    </style:style>
    <style:style style:name="P4" style:family="paragraph" style:parent-style-name="Standard">
      <style:text-properties officeooo:rsid="000310a9" officeooo:paragraph-rsid="000310a9"/>
    </style:style>
    <style:style style:name="P5" style:family="paragraph" style:parent-style-name="Standard">
      <style:text-properties fo:font-weight="bold" officeooo:rsid="0001001e" officeooo:paragraph-rsid="0001001e" style:font-weight-asian="bold" style:font-weight-complex="bold"/>
    </style:style>
    <style:style style:name="P6" style:family="paragraph" style:parent-style-name="Text_20_body">
      <style:text-properties fo:font-variant="normal" fo:text-transform="none" fo:color="#1d2129" style:font-name="Liberation Serif" fo:font-size="10.5pt" fo:letter-spacing="normal" fo:font-style="normal" fo:font-weight="normal" officeooo:rsid="000310a9" officeooo:paragraph-rsid="000310a9" style:font-size-asian="10.5pt" style:font-size-complex="10.5pt"/>
    </style:style>
    <style:style style:name="P7" style:family="paragraph" style:parent-style-name="Text_20_body">
      <style:paragraph-properties fo:margin-left="0in" fo:margin-right="0in" fo:margin-top="0.0626in" fo:margin-bottom="0.0626in" style:contextual-spacing="false" fo:orphans="2" fo:widows="2" fo:text-indent="0in" style:auto-text-indent="false"/>
      <style:text-properties fo:font-variant="normal" fo:text-transform="none" fo:color="#1d2129" style:font-name="Liberation Serif" fo:font-size="10.5pt" fo:letter-spacing="normal" fo:font-style="normal" fo:font-weight="normal" style:font-size-asian="10.5pt" style:font-size-complex="10.5pt"/>
    </style:style>
    <style:style style:name="P8" style:family="paragraph" style:parent-style-name="Text_20_body">
      <style:paragraph-properties fo:margin-left="0in" fo:margin-right="0in" fo:margin-top="0.0626in" fo:margin-bottom="0in" style:contextual-spacing="false" fo:orphans="2" fo:widows="2" fo:text-indent="0in" style:auto-text-indent="false"/>
      <style:text-properties fo:font-variant="normal" fo:text-transform="none" fo:color="#1d2129" style:font-name="Liberation Serif" fo:font-size="10.5pt" fo:letter-spacing="normal" fo:font-style="normal" fo:font-weight="normal" style:font-size-asian="10.5pt" style:font-size-complex="10.5pt"/>
    </style:style>
    <style:style style:name="T1" style:family="text">
      <style:text-properties officeooo:rsid="00029cc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310a9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Project overview:</text:p>
      <text:p text:style-name="P1"><text:s/>I decided to mash together a few html texts using Markov analysis. I pulled from the Olin Honor Code, the Olin promotional page, and a wikipedia article containing a list of US felonies. <text:s/>I hoped to create a more interesting honor code.</text:p>
      <text:p text:style-name="P1"/>
      <text:p text:style-name="P5">Implementation:</text:p>
      <text:p text:style-name="P1">The major components were mostly turning the text into one giant list, making a dictionary out of that list keyed to words that are likely to follow, and making a random function that follows through the dictionary and adds the words into a sentence. An interesting data structure was the dictionary. To create it, <text:span text:style-name="T1">I ran through the giant list of all words and added new words to the dictionary. That means if “the” appears twice, it doesn't get two keys. I then keyed the words to the values that follow them, which finally made a dictionary of words that was keyed to a few words that were likely to follow them.</text:span></text:p>
      <text:p text:style-name="P1"/>
      <text:p text:style-name="P2">When I ran through the dictionary and made the actual sentence, I had to make some design decisions about what I wanted the output to look like. I had to make the string stop at some point and I finally decided to make it stop when it saw a period which would mean it forms sentences. I could have instead decided to stop it after a certain length or after a certain word. The “length” way might have stopped it in the middle of a sentence which wouldn't have made sense and stopping it after a word might also not have had a satisfying end. However, one downside to stopping it after every period is that some abbreviations (Roe v. Wade, U.S.) get cut off midway. These were rare enough that I just reran the code if it stopped halfway. </text:p>
      <text:p text:style-name="P2"/>
      <text:p text:style-name="P2">Another decision was where to start the sentence. It doesn't always make sense to start a sentence with “of” or “for”, and I soon realized that the most logical sentences were those that started with capital letters because those words started sentences in the original text. I filtered my code for capital letters and chose my starting word out of that list.</text:p>
      <text:p text:style-name="P2"/>
      <text:p text:style-name="P4"><text:span text:style-name="T2">Results</text:span>:</text:p>
      <text:p text:style-name="P4">Here are some of the best results from the text masher.</text:p>
      <text:p text:style-name="P4"/>
      <text:p text:style-name="P6">Olin College will be a new 16 credit, multi-semester course of murders.</text:p>
      <text:p text:style-name="P7">At Olin, it’s not just a felony, although possession of imprisonment or possession of controlled substances may be a deadly weapon may be viewed as boat design and understanding of fellow community members, and battery, or any time elements, such as either death or any time and facial recognition.</text:p>
      <text:p text:style-name="P7">The Olin Honor Code or death penalty, reserved for other majors on subsequent offenses.</text:p>
      <text:p text:style-name="P7">College through a “collaboratory,” dedicated to break-ins at any prison or an issue within the Honor Code or most felonies remain a person.</text:p>
      <text:p text:style-name="P7">At Olin College I will strive to commit larceny, assault and willing to better myself accurately and my work, my own behavior.</text:p>
      <text:p text:style-name="P7">Something I will care for other majors on the death penalty, reserved for certain types of their potential punishment upon conviction.</text:p>
      <text:p text:style-name="P7">Every student learns about what they do with and completely in jail.</text:p>
      <text:p text:style-name="P7"><text:soft-page-break/>At Olin, it’s not just about software, electronics and American jurisdictions.</text:p>
      <text:p text:style-name="P7">QEA Final Project #1 Quantitative Engineering Analysis is a felony.</text:p>
      <text:p text:style-name="P7">Code Values: Integrity I will be generally legal, but without the 20th century.</text:p>
      <text:p text:style-name="P8">Indeed, at night with Olin College.</text:p>
      <text:p text:style-name="P4"/>
      <text:p text:style-name="P4"/>
      <text:p text:style-name="P4"/>
      <text:p text:style-name="P3"><text:span text:style-name="T2">Reflection:</text:span></text:p>
      <text:p text:style-name="P3"/>
      <text:p text:style-name="P4"><text:span text:style-name="T4">H</text:span><text:span text:style-name="T3">onestly, this project was pretty hard for me. I pulled the text from the web by myself and put it into a big list succesfully but the dictionary and text masher I needed lots of help for. I probably went to 6 or 7 different ninjas, pirates, and classmates, all of whom had a different idea about how it should be done. I understood conceptually what the code should do (for the most part) but actually implementing it seemed almost impossible. I don't know if one of the other projects would have been easier though because half of the fun of this project was the fact that the result was super funny and I had something to look forwards to. Before I started this, I wish I had known about more of the python commands that do a lot of the work for you instead of trying to write code from scratch. According to someone who knew programming, I had been writing what was basically C code? So moving forward, I will try to spend some of my free time going over online documentation about python commands and seeing which ones are out ther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" svg:font-family="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4T17:37:01.723427278</meta:creation-date>
    <dc:date>2017-02-24T18:15:30.939875615</dc:date>
    <meta:editing-duration>PT23M3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2" meta:paragraph-count="21" meta:word-count="759" meta:character-count="4274" meta:non-whitespace-character-count="3533"/>
  </office:meta>
</office:document-meta>
</file>